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51276"/>
    </style:style>
    <style:style style:name="P2" style:family="paragraph" style:parent-style-name="Standard">
      <style:text-properties officeooo:rsid="00058211" officeooo:paragraph-rsid="00058211"/>
    </style:style>
    <style:style style:name="P3" style:family="paragraph" style:parent-style-name="Standard">
      <style:text-properties officeooo:rsid="00058211" officeooo:paragraph-rsid="00058211"/>
    </style:style>
    <style:style style:name="T1" style:family="text">
      <style:text-properties officeooo:rsid="00051276"/>
    </style:style>
    <style:style style:name="T2" style:family="text">
      <style:text-properties officeooo:rsid="00058211"/>
    </style:style>
    <style:style style:name="T3" style:family="text">
      <style:text-properties officeooo:rsid="00070e8b"/>
    </style:style>
    <style:style style:name="T4" style:family="text">
      <style:text-properties officeooo:rsid="0008f4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lma Führung:</text:h>
      <text:p text:style-name="P2">Das Resort besteht aus einem Hotelbetrieb und der Tauchschule und einigen anderen Freizeitangeboten.</text:p>
      <text:p text:style-name="P1"><text:span text:style-name="T2">Uns</text:span><text:span text:style-name="T1"> gibt es schon seit vielen Jahren, </text:span><text:span text:style-name="T3">d</text:span><text:span text:style-name="T1">aher haben wir den Luxus ein relativ großes Gelände mitten im Grünen mit eigenem Zugang zum Wasser zu haben. Dort vorne liegen auch unsere Boote und die Toiletten. Die wirken auf die Neuen manchmal erst etwas abendteuerlich, </text:span><text:span text:style-name="T4">sind</text:span><text:span text:style-name="T1"> aber nichts ungewöhnliches; Es ist ein Häuschen am Ende eines Steges draußen auf dem Wasser. </text:span><text:span text:style-name="T2">Es gibt keine Spühlung, der Ozean regelt den Rest.</text:span></text:p>
      <text:p text:style-name="P1"/>
      <text:p text:style-name="P1"><text:span text:style-name="T1">D</text:span><text:span text:style-name="T3">a drüben</text:span><text:span text:style-name="T1"> könnt ihr die Bungalows sehen in denen die Gäste wohnen und direkt dahinter in dem Holzhaus sind alle vom Team untergebracht die hier wohnen, also auch ihr beide. </text:span><text:span text:style-name="T2">Das Team besteht aus einigen TauchausbilderInnen und -BegleiterInnen, BootsfahrerInnen, Reinigungs- und Küchenpersonal.</text:span></text:p>
      <text:p text:style-name="P1"><text:span text:style-name="T1">Im Gebäude daneben wird gegessen und dort ist auch die Küche, </text:span><text:span text:style-name="T2">wo Hank und seine Crew</text:span><text:span text:style-name="T1"> </text:span><text:span text:style-name="T2">die</text:span><text:span text:style-name="T1"> Gäste </text:span><text:span text:style-name="T2">und uns - also das Team - verpflegen.</text:span></text:p>
      <text:p text:style-name="P2">Kommt, ich zeige euch eure Zimm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3-03-01T12:27:50.294000000</dc:date>
    <meta:editing-duration>PT23H58M36S</meta:editing-duration>
    <meta:editing-cycles>6</meta:editing-cycles>
    <meta:document-statistic meta:table-count="0" meta:image-count="0" meta:object-count="0" meta:page-count="1" meta:paragraph-count="6" meta:word-count="158" meta:character-count="985" meta:non-whitespace-character-count="833"/>
  </office:meta>
</office:document-meta>
</file>